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modern"/>
    <style:font-face style:name="宋体1" svg:font-family="宋体" style:font-family-generic="swiss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.746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6.814cm"/>
    </style:style>
    <style:style style:name="co4" style:family="table-column">
      <style:table-column-properties fo:break-before="auto" style:column-width="16.103cm"/>
    </style:style>
    <style:style style:name="co5" style:family="table-column">
      <style:table-column-properties fo:break-before="auto" style:column-width="0.704cm"/>
    </style:style>
    <style:style style:name="co6" style:family="table-column">
      <style:table-column-properties fo:break-before="auto" style:column-width="5.553cm"/>
    </style:style>
    <style:style style:name="co7" style:family="table-column">
      <style:table-column-properties fo:break-before="auto" style:column-width="4.729cm"/>
    </style:style>
    <style:style style:name="co8" style:family="table-column">
      <style:table-column-properties fo:break-before="auto" style:column-width="2.813cm"/>
    </style:style>
    <style:style style:name="co9" style:family="table-column">
      <style:table-column-properties fo:break-before="auto" style:column-width="0.995cm"/>
    </style:style>
    <style:style style:name="co10" style:family="table-column">
      <style:table-column-properties fo:break-before="auto" style:column-width="1.214cm"/>
    </style:style>
    <style:style style:name="co11" style:family="table-column">
      <style:table-column-properties fo:break-before="auto" style:column-width="2.134cm"/>
    </style:style>
    <style:style style:name="co12" style:family="table-column">
      <style:table-column-properties fo:break-before="auto" style:column-width="2.304cm"/>
    </style:style>
    <style:style style:name="co13" style:family="table-column">
      <style:table-column-properties fo:break-before="auto" style:column-width="1.381cm"/>
    </style:style>
    <style:style style:name="co14" style:family="table-column">
      <style:table-column-properties fo:break-before="auto" style:column-width="6.135cm"/>
    </style:style>
    <style:style style:name="co15" style:family="table-column">
      <style:table-column-properties fo:break-before="auto" style:column-width="5.214cm"/>
    </style:style>
    <style:style style:name="co16" style:family="table-column">
      <style:table-column-properties fo:break-before="auto" style:column-width="3.03cm"/>
    </style:style>
    <style:style style:name="co17" style:family="table-column">
      <style:table-column-properties fo:break-before="auto" style:column-width="3.321cm"/>
    </style:style>
    <style:style style:name="ro1" style:family="table-row">
      <style:table-row-properties style:row-height="1.27cm" fo:break-before="auto" style:use-optimal-row-height="false"/>
    </style:style>
    <style:style style:name="ro2" style:family="table-row">
      <style:table-row-properties style:row-height="0.88cm" fo:break-before="auto" style:use-optimal-row-height="false"/>
    </style:style>
    <style:style style:name="ro3" style:family="table-row">
      <style:table-row-properties style:row-height="1.773cm" fo:break-before="auto" style:use-optimal-row-height="false"/>
    </style:style>
    <style:style style:name="ro4" style:family="table-row">
      <style:table-row-properties style:row-height="1cm" fo:break-before="auto" style:use-optimal-row-height="false"/>
    </style:style>
    <style:style style:name="ro5" style:family="table-row">
      <style:table-row-properties style:row-height="3.096cm" fo:break-before="auto" style:use-optimal-row-height="false"/>
    </style:style>
    <style:style style:name="ro6" style:family="table-row">
      <style:table-row-properties style:row-height="2.91cm" fo:break-before="auto" style:use-optimal-row-height="false"/>
    </style:style>
    <style:style style:name="ro7" style:family="table-row">
      <style:table-row-properties style:row-height="2.09cm" fo:break-before="auto" style:use-optimal-row-height="false"/>
    </style:style>
    <style:style style:name="ro8" style:family="table-row">
      <style:table-row-properties style:row-height="1.905cm" fo:break-before="auto" style:use-optimal-row-height="false"/>
    </style:style>
    <style:style style:name="ro9" style:family="table-row">
      <style:table-row-properties style:row-height="1.455cm" fo:break-before="auto" style:use-optimal-row-height="false"/>
    </style:style>
    <style:style style:name="ro10" style:family="table-row">
      <style:table-row-properties style:row-height="3.228cm" fo:break-before="auto" style:use-optimal-row-height="false"/>
    </style:style>
    <style:style style:name="ro11" style:family="table-row">
      <style:table-row-properties style:row-height="1.191cm" fo:break-before="auto" style:use-optimal-row-height="false"/>
    </style:style>
    <style:style style:name="ro12" style:family="table-row">
      <style:table-row-properties style:row-height="2.884cm" fo:break-before="auto" style:use-optimal-row-height="false"/>
    </style:style>
    <style:style style:name="ro13" style:family="table-row">
      <style:table-row-properties style:row-height="2.434cm" fo:break-before="auto" style:use-optimal-row-height="false"/>
    </style:style>
    <style:style style:name="ro14" style:family="table-row">
      <style:table-row-properties style:row-height="2.831cm" fo:break-before="auto" style:use-optimal-row-height="false"/>
    </style:style>
    <style:style style:name="ro15" style:family="table-row">
      <style:table-row-properties style:row-height="2.143cm" fo:break-before="auto" style:use-optimal-row-height="false"/>
    </style:style>
    <style:style style:name="ro16" style:family="table-row">
      <style:table-row-properties style:row-height="3.016cm" fo:break-before="auto" style:use-optimal-row-height="false"/>
    </style:style>
    <style:style style:name="ro17" style:family="table-row">
      <style:table-row-properties style:row-height="1.879cm" fo:break-before="auto" style:use-optimal-row-height="false"/>
    </style:style>
    <style:style style:name="ro18" style:family="table-row">
      <style:table-row-properties style:row-height="1.655cm" fo:break-before="auto" style:use-optimal-row-height="false"/>
    </style:style>
    <style:style style:name="ro19" style:family="table-row">
      <style:table-row-properties style:row-height="1.416cm" fo:break-before="auto" style:use-optimal-row-height="false"/>
    </style:style>
    <style:style style:name="ro20" style:family="table-row">
      <style:table-row-properties style:row-height="1.746cm" fo:break-before="auto" style:use-optimal-row-height="false"/>
    </style:style>
    <style:style style:name="ro21" style:family="table-row">
      <style:table-row-properties style:row-height="1.667cm" fo:break-before="auto" style:use-optimal-row-height="false"/>
    </style:style>
    <style:style style:name="ro22" style:family="table-row">
      <style:table-row-properties style:row-height="2.117cm" fo:break-before="auto" style:use-optimal-row-height="false"/>
    </style:style>
    <style:style style:name="ro23" style:family="table-row">
      <style:table-row-properties style:row-height="3.36cm" fo:break-before="auto" style:use-optimal-row-height="false"/>
    </style:style>
    <style:style style:name="ro24" style:family="table-row">
      <style:table-row-properties style:row-height="1.693cm" fo:break-before="auto" style:use-optimal-row-height="false"/>
    </style:style>
    <style:style style:name="ro25" style:family="table-row">
      <style:table-row-properties style:row-height="2.937cm" fo:break-before="auto" style:use-optimal-row-height="false"/>
    </style:style>
    <style:style style:name="ro26" style:family="table-row">
      <style:table-row-properties style:row-height="3.704cm" fo:break-before="auto" style:use-optimal-row-height="false"/>
    </style:style>
    <style:style style:name="ro27" style:family="table-row">
      <style:table-row-properties style:row-height="2.328cm" fo:break-before="auto" style:use-optimal-row-height="false"/>
    </style:style>
    <style:style style:name="ro28" style:family="table-row">
      <style:table-row-properties style:row-height="2.858cm" fo:break-before="auto" style:use-optimal-row-height="false"/>
    </style:style>
    <style:style style:name="ro29" style:family="table-row">
      <style:table-row-properties style:row-height="3.122cm" fo:break-before="auto" style:use-optimal-row-height="false"/>
    </style:style>
    <style:style style:name="ro30" style:family="table-row">
      <style:table-row-properties style:row-height="1.632cm" fo:break-before="auto" style:use-optimal-row-height="false"/>
    </style:style>
    <style:style style:name="ta1" style:family="table" style:master-page-name="PageStyle_5f_一览表">
      <style:table-properties table:display="true" style:writing-mode="lr-tb"/>
    </style:style>
    <style:style style:name="ta2" style:family="table" style:master-page-name="PageStyle_5f_t_5f_code_5f_table_5f_buttons">
      <style:table-properties table:display="true" style:writing-mode="lr-tb"/>
    </style:style>
    <style:style style:name="ta3" style:family="table" style:master-page-name="PageStyle_5f_t_5f_code_5f_table_5f_category">
      <style:table-properties table:display="true" style:writing-mode="lr-tb"/>
    </style:style>
    <style:style style:name="ta4" style:family="table" style:master-page-name="PageStyle_5f_t_5f_code_5f_table_5f_cols_5f_md">
      <style:table-properties table:display="true" style:writing-mode="lr-tb"/>
    </style:style>
    <style:style style:name="ta5" style:family="table" style:master-page-name="PageStyle_5f_t_5f_code_5f_table_5f_md">
      <style:table-properties table:display="true" style:writing-mode="lr-tb"/>
    </style:style>
    <style:style style:name="ta6" style:family="table" style:master-page-name="PageStyle_5f_t_5f_dict_5f_table_5f_category">
      <style:table-properties table:display="true" style:writing-mode="lr-tb"/>
    </style:style>
    <style:style style:name="ta7" style:family="table" style:master-page-name="PageStyle_5f_t_5f_dict_5f_table_5f_md">
      <style:table-properties table:display="true" style:writing-mode="lr-tb"/>
    </style:style>
    <style:style style:name="ta8" style:family="table" style:master-page-name="PageStyle_5f_t_5f_form_5f_category">
      <style:table-properties table:display="true" style:writing-mode="lr-tb"/>
    </style:style>
    <style:style style:name="ta9" style:family="table" style:master-page-name="PageStyle_5f_t_5f_form">
      <style:table-properties table:display="true" style:writing-mode="lr-tb"/>
    </style:style>
    <style:style style:name="ta10" style:family="table" style:master-page-name="PageStyle_5f_t_5f_form_5f_cols">
      <style:table-properties table:display="true" style:writing-mode="lr-tb"/>
    </style:style>
    <style:style style:name="ta11" style:family="table" style:master-page-name="PageStyle_5f_t_5f_form_5f_detail">
      <style:table-properties table:display="true" style:writing-mode="lr-tb"/>
    </style:style>
    <style:style style:name="ta12" style:family="table" style:master-page-name="PageStyle_5f_t_5f_form_5f_detail_5f_cols">
      <style:table-properties table:display="true" style:writing-mode="lr-tb"/>
    </style:style>
    <style:style style:name="ta13" style:family="table" style:master-page-name="PageStyle_5f_t_5f_fv">
      <style:table-properties table:display="true" style:writing-mode="lr-tb"/>
    </style:style>
    <style:style style:name="ta14" style:family="table" style:master-page-name="PageStyle_5f_t_5f_fv_5f_category">
      <style:table-properties table:display="true" style:writing-mode="lr-tb"/>
    </style:style>
    <style:style style:name="ta15" style:family="table" style:master-page-name="PageStyle_5f_t_5f_fv_5f_cols">
      <style:table-properties table:display="true" style:writing-mode="lr-tb"/>
    </style:style>
    <style:style style:name="ta16" style:family="table" style:master-page-name="PageStyle_5f_t_5f_fv_5f_qc">
      <style:table-properties table:display="true" style:writing-mode="lr-tb"/>
    </style:style>
    <style:style style:name="ta17" style:family="table" style:master-page-name="PageStyle_5f_t_5f_fv_5f_md">
      <style:table-properties table:display="true" style:writing-mode="lr-tb"/>
    </style:style>
    <style:style style:name="ta18" style:family="table" style:master-page-name="PageStyle_5f_t_5f_solution">
      <style:table-properties table:display="true" style:writing-mode="lr-tb"/>
    </style:style>
    <style:style style:name="ta19" style:family="table" style:master-page-name="PageStyle_5f_t_5f_sysdict_5f_editor_5f_xtype">
      <style:table-properties table:display="true" style:writing-mode="lr-tb"/>
    </style:style>
    <style:style style:name="ta20" style:family="table" style:master-page-name="PageStyle_5f_t_5f_sysdict_5f_form_5f_editor_5f_xtype">
      <style:table-properties table:display="true" style:writing-mode="lr-tb"/>
    </style:style>
    <style:style style:name="ta21" style:family="table" style:master-page-name="PageStyle_5f_t_5f_sysdict_5f_fv_5f_xtype">
      <style:table-properties table:display="true" style:writing-mode="lr-tb"/>
    </style:style>
    <style:style style:name="ta22" style:family="table" style:master-page-name="PageStyle_5f_t_5f_sysdict_5f_sln0000_5f_gender">
      <style:table-properties table:display="true" style:writing-mode="lr-tb"/>
    </style:style>
    <style:style style:name="ta23" style:family="table" style:master-page-name="PageStyle_5f_t_5f_sysdict_5f_sln0000_5f_org_5f_type">
      <style:table-properties table:display="true" style:writing-mode="lr-tb"/>
    </style:style>
    <style:style style:name="ta24" style:family="table" style:master-page-name="PageStyle_5f_t_5f_sysdict_5f_record_5f_status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20pt" fo:font-style="normal" fo:text-shadow="none" style:text-underline-style="none" fo:font-weight="bold" style:font-size-asian="20pt" style:font-style-asian="normal" style:font-weight-asian="bold" style:font-name-complex="Courier New" style:font-size-complex="20pt" style:font-style-complex="normal" style:font-weight-complex="bold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8" style:family="table-cell" style:parent-style-name="Default">
      <style:table-cell-properties fo:border="0.06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ourier New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bold" style:font-size-asian="11pt" style:font-style-asian="normal" style:font-weight-asian="bold" style:font-name-complex="Courier New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7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bold" style:font-name-asian="宋体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normal" style:font-name-asian="宋体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1" style:family="text">
      <style:text-properties fo:color="#000000" style:font-name="宋体" fo:font-size="20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20pt" style:font-size-complex="20pt" style:font-weight-asian="bold" style:font-weight-complex="bold" style:font-style-asian="normal" style:font-style-complex="normal"/>
    </style:style>
    <style:style style:name="T2" style:family="text">
      <style:text-properties fo:color="#000000" fo:font-size="20pt" fo:font-weight="bold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bold" style:font-weight-complex="bold" style:font-style-asian="normal" style:font-style-complex="normal" style:font-name="Courier New" style:font-name-complex="Courier New"/>
    </style:style>
    <style:style style:name="T3" style:family="text">
      <style:text-properties fo:color="#000000" fo:font-size="20pt" fo:font-weight="bold" style:text-underline-style="none" style:text-underline-color="font-color" style:text-line-through-type="none" fo:font-style="normal" style:text-outline="false" fo:text-shadow="none" style:text-position="0% 100%" style:font-size-asian="20pt" style:font-size-complex="20pt" style:font-weight-asian="bold" style:font-weight-complex="bold" style:font-style-asian="normal" style:font-style-complex="normal" style:font-name="宋体" style:font-name-asian="宋体"/>
    </style:style>
    <style:style style:name="T4" style:family="text">
      <style:text-properties fo:color="#000000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5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6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  <style:style style:name="T7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-complex="Courier New" style:font-name="宋体" style:font-name-asian="宋体"/>
    </style:style>
    <style:style style:name="T8" style:family="text">
      <style:text-properties fo:color="#000000" style:font-name="宋体" fo:font-size="11pt" fo:font-weight="bold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bold" style:font-weight-complex="bold" style:font-style-asian="normal" style:font-style-complex="normal"/>
    </style:style>
    <style:style style:name="T9" style:family="text">
      <style:text-properties fo:color="#000000" style:font-name="Courier New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ourier New" style:font-size-asian="11pt" style:font-size-complex="11pt" style:font-weight-asian="normal" style:font-weight-complex="normal" style:font-style-asian="normal" style:font-style-complex="normal"/>
    </style:style>
    <style:style style:name="T10" style:family="text">
      <style:text-properties style:use-window-font-color="true" style:font-name="宋体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宋体" style:font-size-asian="11pt" style:font-size-complex="11pt" style:font-weight-asian="normal" style:font-weight-complex="normal" style:font-style-asian="normal" style:font-style-complex="normal"/>
    </style:style>
    <style:style style:name="T11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Courier New" style:font-name-complex="Courier New"/>
    </style:style>
    <style:style style:name="T12" style:family="text">
      <style:text-properties style:use-window-font-color="true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宋体" style:font-name-asian="宋体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一览表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5"/>
        <table:table-column table:style-name="co3" table:default-cell-style-name="ce1"/>
        <table:table-column table:style-name="co4" table:default-cell-style-name="ce1"/>
        <table:table-column table:style-name="co1" table:number-columns-repeated="1020" table:default-cell-style-name="ce1"/>
        <table:table-row table:style-name="ro1">
          <table:table-cell/>
          <table:table-cell table:style-name="ce32" office:value-type="string" calcext:value-type="string" table:number-columns-spanned="3" table:number-rows-spanned="1">
            <text:p>PSI<text:span text:style-name="T1">低代码应用平台</text:span><text:span text:style-name="T2"> </text:span><text:span text:style-name="T3">数据库表结构一览表</text:span><text:span text:style-name="T2"> – V20220225</text:span></text:p>
          </table:table-cell>
          <table:covered-table-cell table:number-columns-repeated="2" table:style-name="ce32"/>
          <table:table-cell table:number-columns-repeated="1020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表名</text:p>
          </table:table-cell>
          <table:table-cell table:style-name="ce3" office:value-type="string" calcext:value-type="string">
            <text:p>说明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37" office:value-type="string" calcext:value-type="string">
            <text:p><text:a xlink:href="#t_code_table_buttons.A1" xlink:type="simple">t_code_table_buttons</text:a></text:p>
          </table:table-cell>
          <table:table-cell table:style-name="ce7" office:value-type="string" calcext:value-type="string">
            <text:p>码表默认视图上的业务按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37" office:value-type="string" calcext:value-type="string">
            <text:p><text:a xlink:href="#t_code_table_category.A1" xlink:type="simple">t_code_table_category</text:a></text:p>
          </table:table-cell>
          <table:table-cell table:style-name="ce7" office:value-type="string" calcext:value-type="string">
            <text:p>码表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37" office:value-type="string" calcext:value-type="string">
            <text:p><text:a xlink:href="#t_code_table_cols_md.A1" xlink:type="simple">t_code_table_cols_md</text:a></text:p>
          </table:table-cell>
          <table:table-cell table:style-name="ce7" office:value-type="string" calcext:value-type="string">
            <text:p>码表列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37" office:value-type="string" calcext:value-type="string">
            <text:p><text:a xlink:href="#t_code_table_md.A1" xlink:type="simple">t_code_table_md</text:a></text:p>
          </table:table-cell>
          <table:table-cell table:style-name="ce7" office:value-type="string" calcext:value-type="string">
            <text:p>码表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37" office:value-type="string" calcext:value-type="string">
            <text:p><text:a xlink:href="#t_dict_table_category.A1" xlink:type="simple">t_dict_table_category</text:a></text:p>
          </table:table-cell>
          <table:table-cell table:style-name="ce8" office:value-type="string" calcext:value-type="string">
            <text:p>系统数据字典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37" office:value-type="string" calcext:value-type="string">
            <text:p><text:a xlink:href="#t_dict_table_md.A1" xlink:type="simple">t_dict_table_md</text:a></text:p>
          </table:table-cell>
          <table:table-cell table:style-name="ce8" office:value-type="string" calcext:value-type="string">
            <text:p>系统数据字典元数据表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37" office:value-type="string" calcext:value-type="string">
            <text:p><text:a xlink:href="#t_form_category.A1" xlink:type="simple">t_form_category</text:a></text:p>
          </table:table-cell>
          <table:table-cell table:style-name="ce7" office:value-type="string" calcext:value-type="string">
            <text:p>表单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37" office:value-type="string" calcext:value-type="string">
            <text:p><text:a xlink:href="#t_form.A1" xlink:type="simple">t_form</text:a></text:p>
          </table:table-cell>
          <table:table-cell table:style-name="ce7" office:value-type="string" calcext:value-type="string">
            <text:p>表单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37" office:value-type="string" calcext:value-type="string">
            <text:p><text:a xlink:href="#t_form_cols.A1" xlink:type="simple">t_form_cols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主表列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37" office:value-type="string" calcext:value-type="string">
            <text:p><text:a xlink:href="#t_form_detail.A1" xlink:type="simple">t_form_detail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明细表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37" office:value-type="string" calcext:value-type="string">
            <text:p><text:a xlink:href="#t_form_detail_cols.A1" xlink:type="simple">t_form_detail_cols</text:a></text:p>
          </table:table-cell>
          <table:table-cell table:style-name="ce7" office:value-type="string" calcext:value-type="string">
            <text:p><text:span text:style-name="T4">表单</text:span><text:span text:style-name="T5"> - </text:span><text:span text:style-name="T6">明细表的列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37" office:value-type="string" calcext:value-type="string">
            <text:p><text:a xlink:href="#t_fv.A1" xlink:type="simple">t_fv</text:a></text:p>
          </table:table-cell>
          <table:table-cell table:style-name="ce7" office:value-type="string" calcext:value-type="string">
            <text:p>视图元数据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37" office:value-type="string" calcext:value-type="string">
            <text:p><text:a xlink:href="#t_fv_category.A1" xlink:type="simple">t_fv_category</text:a></text:p>
          </table:table-cell>
          <table:table-cell table:style-name="ce7" office:value-type="string" calcext:value-type="string">
            <text:p>视图分类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37" office:value-type="string" calcext:value-type="string">
            <text:p><text:a xlink:href="#t_fv_cols.A1" xlink:type="simple">t_fv_cols</text:a></text:p>
          </table:table-cell>
          <table:table-cell table:style-name="ce7" office:value-type="string" calcext:value-type="string">
            <text:p>视图列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37" office:value-type="string" calcext:value-type="string">
            <text:p><text:a xlink:href="#t_fv_qc.A1" xlink:type="simple">t_fv_qc</text:a></text:p>
          </table:table-cell>
          <table:table-cell table:style-name="ce7" office:value-type="string" calcext:value-type="string">
            <text:p>视图查询条件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37" office:value-type="string" calcext:value-type="string">
            <text:p><text:a xlink:href="#t_solution.A1" xlink:type="simple">t_solution</text:a></text:p>
          </table:table-cell>
          <table:table-cell table:style-name="ce7" office:value-type="string" calcext:value-type="string">
            <text:p><text:span text:style-name="T4">解决方案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37" office:value-type="string" calcext:value-type="string">
            <text:p><text:a xlink:href="#t_sysdict_editor_xtype.A1" xlink:type="simple">t_sysdict_ct_editor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码表字段编辑器类型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37" office:value-type="string" calcext:value-type="string">
            <text:p><text:a xlink:href="#t_sysdict_record_status.A1" xlink:type="simple">t_sysdict_ct_record_status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记录状态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37" office:value-type="string" calcext:value-type="string">
            <text:p><text:a xlink:href="#t_sysdict_form_editor_xtype.A1" xlink:type="simple">t_sysdict_form_editor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表单字段编辑器类型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37" office:value-type="string" calcext:value-type="string">
            <text:p><text:a xlink:href="#t_sysdict_fv_xtype.A1" xlink:type="simple">t_sysdict_fv_x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视图</text:span><text:span text:style-name="T5">xtype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1" calcext:value-type="float">
            <text:p>21</text:p>
          </table:table-cell>
          <table:table-cell table:style-name="ce37" office:value-type="string" calcext:value-type="string">
            <text:p><text:a xlink:href="#t_sysdict_mainmenu_nav" xlink:type="simple">t_sysdict_mainmenu_nav</text:a></text:p>
          </table:table-cell>
          <table:table-cell table:style-name="ce9" office:value-type="string" calcext:value-type="string">
            <text:p><text:span text:style-name="T4">系统数据字典</text:span><text:span text:style-name="T5"> – </text:span><text:span text:style-name="T7">主菜单导航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2" calcext:value-type="float">
            <text:p>22</text:p>
          </table:table-cell>
          <table:table-cell table:style-name="ce37" office:value-type="string" calcext:value-type="string">
            <text:p><text:a xlink:href="#t_sysdict_help_nav" xlink:type="simple">t_sysdict_help_nav</text:a></text:p>
          </table:table-cell>
          <table:table-cell table:style-name="ce9" office:value-type="string" calcext:value-type="string">
            <text:p><text:span text:style-name="T4">系统数据字典</text:span><text:span text:style-name="T5"> – 实施指南</text:span><text:span text:style-name="T7">导航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3" calcext:value-type="float">
            <text:p>23</text:p>
          </table:table-cell>
          <table:table-cell table:style-name="ce37" office:value-type="string" calcext:value-type="string">
            <text:p><text:a xlink:href="#t_sysdict_sln0000_gender" xlink:type="simple">t_sysdict_sln0000_gender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性别</text:span></text:p>
          </table:table-cell>
          <table:table-cell table:number-columns-repeated="1020"/>
        </table:table-row>
        <table:table-row table:style-name="ro2">
          <table:table-cell/>
          <table:table-cell table:style-name="ce4" office:value-type="float" office:value="24" calcext:value-type="float">
            <text:p>24</text:p>
          </table:table-cell>
          <table:table-cell table:style-name="ce37" office:value-type="string" calcext:value-type="string">
            <text:p><text:a xlink:href="#t_sysdict_sln0000_org_type" xlink:type="simple">t_sysdict_sln0000_org_type</text:a></text:p>
          </table:table-cell>
          <table:table-cell table:style-name="ce9" office:value-type="string" calcext:value-type="string">
            <text:p><text:span text:style-name="T4">系统数据字典</text:span><text:span text:style-name="T5"> - </text:span><text:span text:style-name="T6">组织机构性质</text:span></text:p>
          </table:table-cell>
          <table:table-cell table:number-columns-repeated="1020"/>
        </table:table-row>
        <table:table-row table:style-name="ro2">
          <table:table-cell/>
          <table:table-cell table:style-name="ce35" office:value-type="float" office:value="25" calcext:value-type="float">
            <text:p>25</text:p>
          </table:table-cell>
          <table:table-cell table:style-name="ce38" office:value-type="string" calcext:value-type="string">
            <text:p><text:a xlink:href="#t_sysdict_sln0000_user_enabled" xlink:type="simple">t_sysdict_sln0000_user_enabled</text:a></text:p>
          </table:table-cell>
          <table:table-cell table:style-name="ce38" office:value-type="string" calcext:value-type="string">
            <text:p>系统数据字典 – 用户能否登录</text:p>
          </table:table-cell>
          <table:table-cell table:number-columns-repeated="1020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buttons" table:style-name="ta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button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码表默认视图上的业务按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table_id</text:p>
          </table:table-cell>
          <table:table-cell table:style-name="ce7" office:value-type="string" calcext:value-type="string">
            <text:p><text:span text:style-name="T4">码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按钮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on_click_frontend</text:p>
          </table:table-cell>
          <table:table-cell table:style-name="ce7" office:value-type="string" calcext:value-type="string">
            <text:p><text:span text:style-name="T4">前端单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on_click_backend</text:p>
          </table:table-cell>
          <table:table-cell table:style-name="ce7" office:value-type="string" calcext:value-type="string">
            <text:p><text:span text:style-name="T4">后端单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14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category" table:style-name="ta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码表分类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分类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码表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3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is_system</text:p>
          </table:table-cell>
          <table:table-cell table:style-name="ce14" office:value-type="string" calcext:value-type="string">
            <text:p>是否是系统固有分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:<text:span text:style-name="T4">系统固有</text:span><text:span text:style-name="T5"> 2</text:span><text:span text:style-name="T6">：用户自定义</text:span></text:p>
            <text:p/>
            <text:p><text:span text:style-name="T4">默认值：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4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cols_md" table:style-name="ta4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cols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码表列元数据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table_id</text:p>
          </table:table-cell>
          <table:table-cell table:style-name="ce7" office:value-type="string" calcext:value-type="string">
            <text:p><text:span text:style-name="T4">码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中文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<text:span text:style-name="T4">数据库列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<text:span text:style-name="T4">数据库列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<text:span text:style-name="T4">数据库列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<text:span text:style-name="T4">数据库列小数位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22" office:value-type="string" calcext:value-type="string">
            <text:p>编辑页面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5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<text:span text:style-name="T4">字段值的来源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9">2</text:span><text:span text:style-name="T6">：引用系统数据字典</text:span></text:p>
            <text:p><text:span text:style-name="T9">3</text:span><text:span text:style-name="T6">：引用其他码表</text:span></text:p>
            <text:p><text:span text:style-name="T9">4:</text:span><text:span text:style-name="T6">引用自身（主要用于层级数据）</text:span></text:p>
            <text:p><text:span text:style-name="T9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<text:span text:style-name="T4">引用的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<text:span text:style-name="T4">引用的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4" office:value-type="string" calcext:value-type="string" table:number-columns-spanned="4" table:number-rows-spanned="1">
            <text:p>关联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22" office:value-type="string" calcext:value-type="string">
            <text:p>引用的字段名-显示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4" office:value-type="string" calcext:value-type="string" table:number-columns-spanned="4" table:number-rows-spanned="1">
            <text:p>显示用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must_input</text:p>
          </table:table-cell>
          <table:table-cell table:style-name="ce22" office:value-type="string" calcext:value-type="string">
            <text:p>必须录入项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9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sys_col</text:p>
          </table:table-cell>
          <table:table-cell table:style-name="ce22" office:value-type="string" calcext:value-type="string">
            <text:p>是否是系统列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9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is_visible</text:p>
          </table:table-cell>
          <table:table-cell table:style-name="ce22" office:value-type="string" calcext:value-type="string">
            <text:p>编辑的时候对用户是否可见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9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width_in_view</text:p>
          </table:table-cell>
          <table:table-cell table:style-name="ce22" office:value-type="string" calcext:value-type="string">
            <text:p>Grid中列的宽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22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9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show_order_in_view</text:p>
          </table:table-cell>
          <table:table-cell table:style-name="ce22" office:value-type="string" calcext:value-type="string">
            <text:p>Grid中列的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：</text:span><text:span text:style-name="T5">-1</text:span></text:p>
            <text:p><text:span text:style-name="T4">负数表示不显示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editor_xtype</text:p>
          </table:table-cell>
          <table:table-cell table:style-name="ce22" office:value-type="string" calcext:value-type="string">
            <text:p>该字段编辑的时候的字段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col_span</text:p>
          </table:table-cell>
          <table:table-cell table:style-name="ce22" office:value-type="string" calcext:value-type="string">
            <text:p>编辑器列占位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4" office:value-type="string" calcext:value-type="string" table:number-columns-spanned="4" table:number-rows-spanned="1">
            <text:p>默认值：1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code_table_md" table:style-name="ta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code_table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码表元数据表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码表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中文名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fid</text:p>
          </table:table-cell>
          <table:table-cell table:style-name="ce9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1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md_version</text:p>
          </table:table-cell>
          <table:table-cell table:style-name="ce9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<text:span text:style-name="T4">默认值：</text:span><text:span text:style-name="T5">1</text:span><text:span text:style-name="T6">，也就是初始版本号是</text:span><text:span text:style-name="T5">1</text:span><text:span text:style-name="T6">，然后每修改一次加一</text:span></text:p>
          </table:table-cell>
          <table:covered-table-cell table:number-columns-repeated="3" table:style-name="ce17"/>
          <table:table-cell table:number-columns-repeated="1013"/>
        </table:table-row>
        <table:table-row table:style-name="ro1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is_fixed</text:p>
          </table:table-cell>
          <table:table-cell table:style-name="ce9" office:value-type="string" calcext:value-type="string">
            <text:p>是否是系统固有码表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系统固有；</text:span><text:span text:style-name="T5">2</text:span><text:span text:style-name="T6">：非固有。</text:span></text:p>
            <text:p><text:span text:style-name="T4">默认值：</text:span><text:span text:style-name="T5">2</text:span></text:p>
            <text:p><text:span text:style-name="T4">举个应用例子：客户资料用码表实现后，它的元数据就是系统固有。通常系统固有，就有更多的限制，比如不能删除。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13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enable_parent_id</text:p>
          </table:table-cell>
          <table:table-cell table:style-name="ce9" office:value-type="string" calcext:value-type="string">
            <text:p>是否构成层级结构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：</text:span><text:span text:style-name="T5">0</text:span><text:span text:style-name="T6">；</text:span></text:p>
            <text:p><text:span text:style-name="T9">0</text:span><text:span text:style-name="T6">：不构成层级结构；</text:span></text:p>
            <text:p><text:span text:style-name="T9">1</text:span><text:span text:style-name="T6">：构成层级结构，这是创建的数据库表中会有</text:span><text:span text:style-name="T5">parent_id</text:span><text:span text:style-name="T6">这个字段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4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handler_class_name</text:p>
          </table:table-cell>
          <table:table-cell table:style-name="ce9" office:value-type="string" calcext:value-type="string">
            <text:p><text:span text:style-name="T4">事件处理</text:span><text:span text:style-name="T5">PHP Class</text:span><text:span text:style-name="T6">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常见应用场景：码表记录被删除的时候，需要做特定的逻辑判断。就可以通过这个指定的</text:span><text:span text:style-name="T5">PHP Class</text:span><text:span text:style-name="T6">来判断。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module_name</text:p>
          </table:table-cell>
          <table:table-cell table:style-name="ce9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码表独立挂接在主菜单上的时候，使用的名称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edit_col_cnt</text:p>
          </table:table-cell>
          <table:table-cell table:style-name="ce9" office:value-type="string" calcext:value-type="string">
            <text:p><text:span text:style-name="T4">编辑页面列总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用于编辑页面布局。</text:span><text:span text:style-name="T5"> </text:span><text:span text:style-name="T6">默认值：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view_paging</text:p>
          </table:table-cell>
          <table:table-cell table:style-name="ce9" office:value-type="string" calcext:value-type="string">
            <text:p><text:span text:style-name="T4">视图是否分页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<text:span text:style-name="T4">：分页；</text:span><text:span text:style-name="T5">2</text:span><text:span text:style-name="T6">：不分页。默认值：</text:span><text:span text:style-name="T5">2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5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auto_code_length</text:p>
          </table:table-cell>
          <table:table-cell table:style-name="ce9" office:value-type="string" calcext:value-type="string">
            <text:p><text:span text:style-name="T4">自动编码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: <text:span text:style-name="T4">不自动编码，编码由用户输入</text:span></text:p>
            <text:p/>
            <text:p><text:span text:style-name="T4">默认值为</text:span><text:span text:style-name="T5">0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4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sln_code</text:p>
          </table:table-cell>
          <table:table-cell table:style-name="ce9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ict_table_category" table:style-name="ta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ict_table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系统数据字典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14" office:value-type="string" calcext:value-type="string">
            <text:p>分类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数据字典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14" office:value-type="string" calcext:value-type="string">
            <text:p>上级分类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dict_table_md" table:style-name="ta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dict_table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元数据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数据字典中文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<text:span text:style-name="T4">数据库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<text:span text:style-name="T4">中文名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category" table:style-name="ta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表单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14" office:value-type="string" calcext:value-type="string">
            <text:p>分类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表单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ln_code</text:p>
          </table:table-cell>
          <table:table-cell table:style-name="ce7" office:value-type="string" calcext:value-type="string">
            <text:p><text:s/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" table:style-name="ta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59" office:value-type="string" calcext:value-type="string" table:number-columns-spanned="8" table:number-rows-spanned="1">
            <text:p>表单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表单名称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category_id</text:p>
          </table:table-cell>
          <table:table-cell table:style-name="ce7" office:value-type="string" calcext:value-type="string">
            <text:p><text:span text:style-name="T4">表单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6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ys_form</text:p>
          </table:table-cell>
          <table:table-cell table:style-name="ce7" office:value-type="string" calcext:value-type="string">
            <text:p>系统表单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:<text:span text:style-name="T4">普通表单；</text:span><text:span text:style-name="T5"> 1</text:span><text:span text:style-name="T6">：系统表单</text:span></text:p>
            <text:p><text:span text:style-name="T4">默认值：</text:span><text:span text:style-name="T5">0</text:span></text:p>
            <text:p/>
            <text:p><text:span text:style-name="T4">系统表单是指配置受限的表单，例如：在表单系统开发完成后，现有的入库单会转换成系统表单</text:span></text:p>
          </table:table-cell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d_version</text:p>
          </table:table-cell>
          <table:table-cell table:style-name="ce7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table_name</text:p>
          </table:table-cell>
          <table:table-cell table:style-name="ce7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office:value-type="string" calcext:value-type="string" table:number-columns-spanned="4" table:number-rows-spanned="1">
            <text:p>主表的数据库表名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7">
          <table:table-cell/>
          <table:table-cell table:style-name="ce4" office:value-type="float" office:value="8" calcext:value-type="float">
            <text:p>8</text:p>
          </table:table-cell>
          <table:table-cell table:number-columns-repeated="2" table:style-name="ce7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以</text:span><text:span text:style-name="T5">fm</text:span><text:span text:style-name="T6">开头，后面带时间戳</text:span></text:p>
            <text:p><text:span text:style-name="T4">如果为空，则表示该表单不能挂接到主菜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8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module_name</text:p>
          </table:table-cell>
          <table:table-cell table:style-name="ce14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4" office:value-type="string" calcext:value-type="string" table:number-columns-spanned="4" table:number-rows-spanned="1">
            <text:p>把表单独立挂接到主菜单的时候，给表单另外取的模块名称，用于权限、标题等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4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cols" table:style-name="ta10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主表列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orm_id</text:p>
          </table:table-cell>
          <table:table-cell table:style-name="ce7" office:value-type="string" calcext:value-type="string">
            <text:p><text:span text:style-name="T4">表单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列中文标题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数据库列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数据库列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数据库列长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数据库列小数位数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编辑页面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负数就表示不显示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col_span</text:p>
          </table:table-cell>
          <table:table-cell table:style-name="ce9" office:value-type="string" calcext:value-type="string">
            <text:p><text:span text:style-name="T4">编辑器占用的格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5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字段值的来源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9">2</text:span><text:span text:style-name="T6">：引用系统数据字典</text:span></text:p>
            <text:p><text:span text:style-name="T9">3</text:span><text:span text:style-name="T6">：引用码表</text:span></text:p>
            <text:p><text:span text:style-name="T9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引用的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引用的字段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关联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9" office:value-type="string" calcext:value-type="string">
            <text:p><text:span text:style-name="T4">引用的字段名</text:span><text:span text:style-name="T5">-</text:span><text:span text:style-name="T6">显示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显示用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must_input</text:p>
          </table:table-cell>
          <table:table-cell table:style-name="ce9" office:value-type="string" calcext:value-type="string">
            <text:p>必须录入项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9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sys_col</text:p>
          </table:table-cell>
          <table:table-cell table:style-name="ce9" office:value-type="string" calcext:value-type="string">
            <text:p>是否是系统列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9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is_visible</text:p>
          </table:table-cell>
          <table:table-cell table:style-name="ce9" office:value-type="string" calcext:value-type="string">
            <text:p>编辑的时候对用户是否可见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9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editor_xtype</text:p>
          </table:table-cell>
          <table:table-cell table:style-name="ce9" office:value-type="string" calcext:value-type="string">
            <text:p>该字段编辑的时候的字段类型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7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data_index</text:p>
          </table:table-cell>
          <table:table-cell table:style-name="ce9" office:value-type="string" calcext:value-type="string">
            <text:p>dataIndex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用于前端创建</text:span><text:span text:style-name="T5">ExtJS Grid</text:span><text:span text:style-name="T6">的列，通过该字段和后台表的</text:span><text:span text:style-name="T5">db_field_name</text:span><text:span text:style-name="T6">对应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20" calcext:value-type="float">
            <text:p>20</text:p>
          </table:table-cell>
          <table:table-cell table:style-name="ce7" office:value-type="string" calcext:value-type="string">
            <text:p>width_in_view</text:p>
          </table:table-cell>
          <table:table-cell table:style-name="ce7" office:value-type="string" calcext:value-type="string">
            <text:p><text:span text:style-name="T4">在</text:span><text:span text:style-name="T5">Grid</text:span><text:span text:style-name="T6">中的宽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默认值</text:span><text:span text:style-name="T5">120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9">
          <table:table-cell/>
          <table:table-cell table:style-name="ce4" office:value-type="float" office:value="21" calcext:value-type="float">
            <text:p>21</text:p>
          </table:table-cell>
          <table:table-cell table:style-name="ce7" office:value-type="string" calcext:value-type="string">
            <text:p>show_order_in_view</text:p>
          </table:table-cell>
          <table:table-cell table:style-name="ce7" office:value-type="string" calcext:value-type="string">
            <text:p><text:span text:style-name="T4">在</text:span><text:span text:style-name="T5">Grid</text:span><text:span text:style-name="T6">中的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4" office:value-type="string" calcext:value-type="string" table:number-columns-spanned="4" table:number-rows-spanned="1">
            <text:p>负数就表示不显示</text:p>
            <text:p>默认值 -1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detail" table:style-name="ta11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detail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明细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orm_id</text:p>
          </table:table-cell>
          <table:table-cell table:style-name="ce7" office:value-type="string" calcext:value-type="string">
            <text:p><text:span text:style-name="T4">表单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table_name</text:p>
          </table:table-cell>
          <table:table-cell table:style-name="ce14" office:value-type="string" calcext:value-type="string">
            <text:p>数据库表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fk_name</text:p>
          </table:table-cell>
          <table:table-cell table:style-name="ce22" office:value-type="string" calcext:value-type="string">
            <text:p>外键字段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how_order</text:p>
          </table:table-cell>
          <table:table-cell table:style-name="ce22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orm_detail_cols" table:style-name="ta12">
        <table:table-column table:style-name="co5" table:default-cell-style-name="ce1"/>
        <table:table-column table:style-name="co2" table:default-cell-style-name="ce5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orm_detail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表单</text:span><text:span text:style-name="T5"> - </text:span><text:span text:style-name="T6">明细表的列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detail_id</text:p>
          </table:table-cell>
          <table:table-cell table:style-name="ce7" office:value-type="string" calcext:value-type="string">
            <text:p><text:span text:style-name="T4">明细表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中文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db_field_name</text:p>
          </table:table-cell>
          <table:table-cell table:style-name="ce7" office:value-type="string" calcext:value-type="string">
            <text:p><text:span text:style-name="T4">数据库列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db_field_type</text:p>
          </table:table-cell>
          <table:table-cell table:style-name="ce9" office:value-type="string" calcext:value-type="string">
            <text:p><text:span text:style-name="T4">数据库列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db_field_length</text:p>
          </table:table-cell>
          <table:table-cell table:style-name="ce9" office:value-type="string" calcext:value-type="string">
            <text:p><text:span text:style-name="T4">数据库列长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db_field_decimal</text:p>
          </table:table-cell>
          <table:table-cell table:style-name="ce9" office:value-type="string" calcext:value-type="string">
            <text:p><text:span text:style-name="T4">数据库列小数位数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编辑页面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负数就表示不显示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width_in_view</text:p>
          </table:table-cell>
          <table:table-cell table:style-name="ce22" office:value-type="string" calcext:value-type="string">
            <text:p>列宽度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5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from</text:p>
          </table:table-cell>
          <table:table-cell table:style-name="ce9" office:value-type="string" calcext:value-type="string">
            <text:p><text:span text:style-name="T4">字段值的来源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:<text:span text:style-name="T4">直接录入</text:span></text:p>
            <text:p><text:span text:style-name="T9">2</text:span><text:span text:style-name="T6">：引用系统数据字典</text:span></text:p>
            <text:p><text:span text:style-name="T9">3</text:span><text:span text:style-name="T6">：引用码表</text:span></text:p>
            <text:p><text:span text:style-name="T9">5:</text:span><text:span text:style-name="T6">程序生成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value_from_table_name</text:p>
          </table:table-cell>
          <table:table-cell table:style-name="ce9" office:value-type="string" calcext:value-type="string">
            <text:p><text:span text:style-name="T4">引用的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value_from_col_name</text:p>
          </table:table-cell>
          <table:table-cell table:style-name="ce9" office:value-type="string" calcext:value-type="string">
            <text:p><text:span text:style-name="T4">引用的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<text:span text:style-name="T4">关联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value_from_col_name_display</text:p>
          </table:table-cell>
          <table:table-cell table:style-name="ce9" office:value-type="string" calcext:value-type="string">
            <text:p><text:span text:style-name="T4">引用的字段名</text:span><text:span text:style-name="T5">-</text:span><text:span text:style-name="T6">显示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office:value-type="string" calcext:value-type="string" table:number-columns-spanned="4" table:number-rows-spanned="1">
            <text:p><text:span text:style-name="T4">显示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6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must_input</text:p>
          </table:table-cell>
          <table:table-cell table:style-name="ce9" office:value-type="string" calcext:value-type="string">
            <text:p><text:span text:style-name="T4">必须录入项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非必须录入</text:span></text:p>
            <text:p><text:span text:style-name="T9">2</text:span><text:span text:style-name="T6">：必须录入项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7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sys_col</text:p>
          </table:table-cell>
          <table:table-cell table:style-name="ce9" office:value-type="string" calcext:value-type="string">
            <text:p><text:span text:style-name="T4">是否是系统列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系统列</text:span></text:p>
            <text:p><text:span text:style-name="T9">2:</text:span><text:span text:style-name="T6">用户自定义列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8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is_visible</text:p>
          </table:table-cell>
          <table:table-cell table:style-name="ce9" office:value-type="string" calcext:value-type="string">
            <text:p><text:span text:style-name="T4">编辑的时候对用户是否可见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<text:span text:style-name="T4">可见</text:span></text:p>
            <text:p><text:span text:style-name="T9">2:</text:span><text:span text:style-name="T6">不可见</text:span></text:p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note</text:p>
          </table:table-cell>
          <table:table-cell table:style-name="ce9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editor_xtype</text:p>
          </table:table-cell>
          <table:table-cell table:style-name="ce9" office:value-type="string" calcext:value-type="string">
            <text:p><text:span text:style-name="T4">该字段编辑的时候的字段类型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ExtJS<text:span text:style-name="T4">中</text:span><text:span text:style-name="T5">xtype</text:span><text:span text:style-name="T6">的值</text:span></text:p>
            <text:p><text:span text:style-name="T4">默认值：</text:span><text:span text:style-name="T5">textfield</text:span></text:p>
            <text:p/>
            <text:p><text:span text:style-name="T4">这里的取值从系统数据字典</text:span><text:span text:style-name="T5">t_sysdict_editor_xtype</text:span><text:span text:style-name="T6">里面获得，从而实现更好的插件扩展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10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data_index</text:p>
          </table:table-cell>
          <table:table-cell table:style-name="ce9" office:value-type="string" calcext:value-type="string">
            <text:p>dataIndex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用于前端创建</text:span><text:span text:style-name="T5">ExtJS Grid</text:span><text:span text:style-name="T6">的列，通过该字段和后台表的</text:span><text:span text:style-name="T5">db_field_name</text:span><text:span text:style-name="T6">对应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" table:style-name="ta13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6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视图元数据表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视图中文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category_id</text:p>
          </table:table-cell>
          <table:table-cell table:style-name="ce9" office:value-type="string" calcext:value-type="string">
            <text:p><text:span text:style-name="T4">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memo</text:p>
          </table:table-cell>
          <table:table-cell table:style-name="ce9" office:value-type="string" calcext:value-type="string">
            <text:p>备注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py</text:p>
          </table:table-cell>
          <table:table-cell table:style-name="ce9" office:value-type="string" calcext:value-type="string">
            <text:p>中文名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fid</text:p>
          </table:table-cell>
          <table:table-cell table:style-name="ce9" office:value-type="string" calcext:value-type="string">
            <text:p>fid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11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md_version</text:p>
          </table:table-cell>
          <table:table-cell table:style-name="ce9" office:value-type="string" calcext:value-type="string">
            <text:p>元数据版本号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<text:span text:style-name="T4">默认值：</text:span><text:span text:style-name="T5">1</text:span><text:span text:style-name="T6">，也就是初始版本号是</text:span><text:span text:style-name="T5">1</text:span><text:span text:style-name="T6">，然后每修改一次加一</text:span></text:p>
          </table:table-cell>
          <table:covered-table-cell table:number-columns-repeated="3" table:style-name="ce17"/>
          <table:table-cell table:number-columns-repeated="1013"/>
        </table:table-row>
        <table:table-row table:style-name="ro20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is_fixed</text:p>
          </table:table-cell>
          <table:table-cell table:style-name="ce9" office:value-type="string" calcext:value-type="string">
            <text:p>是否是系统固有视图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系统固有；</text:span><text:span text:style-name="T5">2</text:span><text:span text:style-name="T6">：非固有。</text:span></text:p>
            <text:p><text:span text:style-name="T4">默认值：</text:span><text:span text:style-name="T5">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parent_id</text:p>
          </table:table-cell>
          <table:table-cell table:style-name="ce9" office:value-type="string" calcext:value-type="string">
            <text:p><text:span text:style-name="T4">上级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module_name</text:p>
          </table:table-cell>
          <table:table-cell table:style-name="ce9" office:value-type="string" calcext:value-type="string">
            <text:p>模块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视图独立挂接在主菜单上的时候，使用的名称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1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xtype</text:p>
          </table:table-cell>
          <table:table-cell table:style-name="ce9" office:value-type="string" calcext:value-type="string">
            <text:p><text:span text:style-name="T4">视图的</text:span><text:span text:style-name="T5">xtype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3" office:value-type="string" calcext:value-type="string" table:number-columns-spanned="4" table:number-rows-spanned="1">
            <text:p><text:span text:style-name="T4">视图对应的</text:span><text:span text:style-name="T5">ExtJS</text:span><text:span text:style-name="T6">中的</text:span><text:span text:style-name="T5">xtype</text:span><text:span text:style-name="T6">。引用系统数据字典：</text:span><text:span text:style-name="T5">t_sysdict_fv_xtype</text:span><text:span text:style-name="T6">中的值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2">
          <table:table-cell/>
          <table:table-cell table:style-name="ce4" office:value-type="float" office:value="13" calcext:value-type="float">
            <text:p>13</text:p>
          </table:table-cell>
          <table:table-cell table:style-name="ce7" office:value-type="string" calcext:value-type="string">
            <text:p>region</text:p>
          </table:table-cell>
          <table:table-cell table:style-name="ce9" office:value-type="string" calcext:value-type="string">
            <text:p>视图的位置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子视图的位置（当</text:span><text:span text:style-name="T5">parent_id</text:span><text:span text:style-name="T6">不为</text:span><text:span text:style-name="T5">null</text:span><text:span text:style-name="T6">的时候，视图是子视图），值对应</text:span><text:span text:style-name="T5">ExtJS</text:span><text:span text:style-name="T6">中</text:span><text:span text:style-name="T5">border</text:span><text:span text:style-name="T6">布局中的</text:span><text:span text:style-name="T5">region</text:span><text:span text:style-name="T6">值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width_or_height</text:p>
          </table:table-cell>
          <table:table-cell table:style-name="ce9" office:value-type="string" calcext:value-type="string">
            <text:p>宽度或高度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子视图的宽度或高度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5">
          <table:table-cell/>
          <table:table-cell table:style-name="ce4" office:value-type="float" office:value="15" calcext:value-type="float">
            <text:p>15</text:p>
          </table:table-cell>
          <table:table-cell table:style-name="ce7" office:value-type="string" calcext:value-type="string">
            <text:p>layout_type</text:p>
          </table:table-cell>
          <table:table-cell table:style-name="ce9" office:value-type="string" calcext:value-type="string">
            <text:p><text:span text:style-name="T4">布局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1: <text:span text:style-name="T4">填充满整个区域，用于最终子视图</text:span></text:p>
            <text:p><text:span text:style-name="T9">2</text:span><text:span text:style-name="T6">：左右布局，用于主表</text:span><text:span text:style-name="T5">-</text:span><text:span text:style-name="T6">明细表</text:span></text:p>
            <text:p><text:span text:style-name="T9">3</text:span><text:span text:style-name="T6">：上下布局</text:span></text:p>
            <text:p/>
            <text:p><text:span text:style-name="T4">默认值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3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data_source_type</text:p>
          </table:table-cell>
          <table:table-cell table:style-name="ce9" office:value-type="string" calcext:value-type="string">
            <text:p><text:span text:style-name="T4">数据源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0：无；用于视图容器</text:p>
            <text:p>1<text:span text:style-name="T4">：码表</text:span></text:p>
            <text:p><text:span text:style-name="T9">2</text:span><text:span text:style-name="T6">：表单</text:span></text:p>
            <text:p/>
            <text:p><text:span text:style-name="T4">默认值：码表</text:span></text:p>
            <text:p><text:span text:style-name="T4">2：表单</text:span></text:p>
            <text:p/>
            <text:p><text:span text:style-name="T4">默认值 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7" calcext:value-type="float">
            <text:p>17</text:p>
          </table:table-cell>
          <table:table-cell table:style-name="ce7" office:value-type="string" calcext:value-type="string">
            <text:p>data_source_table_name</text:p>
          </table:table-cell>
          <table:table-cell table:style-name="ce9" office:value-type="string" calcext:value-type="string">
            <text:p><text:span text:style-name="T4">数据源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8" calcext:value-type="float">
            <text:p>18</text:p>
          </table:table-cell>
          <table:table-cell table:style-name="ce7" office:value-type="string" calcext:value-type="string">
            <text:p>handler_class_name</text:p>
          </table:table-cell>
          <table:table-cell table:style-name="ce9" office:value-type="string" calcext:value-type="string">
            <text:p><text:span text:style-name="T4">后台</text:span><text:span text:style-name="T5">PHP</text:span><text:span text:style-name="T6">处理类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table:number-columns-spanned="4" table:number-rows-spanned="1"/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9" calcext:value-type="float">
            <text:p>19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category" table:style-name="ta1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category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视图分类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分类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14" office:value-type="string" calcext:value-type="string">
            <text:p>视图分类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分类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3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is_system</text:p>
          </table:table-cell>
          <table:table-cell table:style-name="ce14" office:value-type="string" calcext:value-type="string">
            <text:p>是否是系统固有分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:<text:span text:style-name="T4">系统固有</text:span><text:span text:style-name="T5"> 2</text:span><text:span text:style-name="T6">：用户自定义</text:span></text:p>
            <text:p/>
            <text:p><text:span text:style-name="T4">默认值：2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4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sln_code</text:p>
          </table:table-cell>
          <table:table-cell table:style-name="ce14" office:value-type="string" calcext:value-type="string">
            <text:p>解决方案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cols" table:style-name="ta15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col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视图列元数据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v_id</text:p>
          </table:table-cell>
          <table:table-cell table:style-name="ce7" office:value-type="string" calcext:value-type="string">
            <text:p><text:span text:style-name="T4">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引用</text:span><text:span text:style-name="T5">t_fv</text:span><text:span text:style-name="T6">的</text:span><text:span text:style-name="T5">id</text:span><text:span text:style-name="T6">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<text:span text:style-name="T4">列标题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show_order</text:p>
          </table:table-cell>
          <table:table-cell table:style-name="ce7" office:value-type="string" calcext:value-type="string">
            <text:p><text:span text:style-name="T4">显示次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width</text:p>
          </table:table-cell>
          <table:table-cell table:style-name="ce7" office:value-type="string" calcext:value-type="string">
            <text:p><text:span text:style-name="T4">列宽度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4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value_from_table_name</text:p>
          </table:table-cell>
          <table:table-cell table:style-name="ce7" office:value-type="string" calcext:value-type="string">
            <text:p><text:span text:style-name="T4">取值表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9" office:value-type="string" calcext:value-type="string" table:number-columns-spanned="4" table:number-rows-spanned="1">
            <text:p>当视图的数据源是自定义表单的时候，指定来自主表或者是子表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value_from_col_name</text:p>
          </table:table-cell>
          <table:table-cell table:style-name="ce7" office:value-type="string" calcext:value-type="string">
            <text:p><text:span text:style-name="T4">取值字段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5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value_type</text:p>
          </table:table-cell>
          <table:table-cell table:style-name="ce7" office:value-type="string" calcext:value-type="string">
            <text:p><text:span text:style-name="T4">值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直接从数据库中取值</text:span></text:p>
            <text:p><text:span text:style-name="T9">2</text:span><text:span text:style-name="T6">：</text:span><text:span text:style-name="T5">SQL</text:span><text:span text:style-name="T6">短语</text:span></text:p>
            <text:p><text:span text:style-name="T9">3</text:span><text:span text:style-name="T6">：后台</text:span><text:span text:style-name="T5">PHP</text:span><text:span text:style-name="T6">附加处理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value_sql</text:p>
          </table:table-cell>
          <table:table-cell table:style-name="ce7" office:value-type="string" calcext:value-type="string">
            <text:p><text:span text:style-name="T4">取值</text:span><text:span text:style-name="T5">SQL</text:span><text:span text:style-name="T6">短语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value_type == 2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value_php_class_name</text:p>
          </table:table-cell>
          <table:table-cell table:style-name="ce7" office:value-type="string" calcext:value-type="string">
            <text:p><text:span text:style-name="T4">取值的后台</text:span><text:span text:style-name="T5">PHP</text:span><text:span text:style-name="T6">类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value_type == 3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6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display_format</text:p>
          </table:table-cell>
          <table:table-cell table:style-name="ce7" office:value-type="string" calcext:value-type="string">
            <text:p><text:span text:style-name="T4">显示格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原样</text:span></text:p>
            <text:p><text:span text:style-name="T9">2</text:span><text:span text:style-name="T6">：带千分符的金额</text:span></text:p>
            <text:p><text:span text:style-name="T9">3</text:span><text:span text:style-name="T6">：日期</text:span></text:p>
            <text:p><text:span text:style-name="T9">4</text:span><text:span text:style-name="T6">：日期时间</text:span></text:p>
            <text:p/>
            <text:p><text:span text:style-name="T4">默认值</text:span><text:span text:style-name="T5"> 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display_format_ext</text:p>
          </table:table-cell>
          <table:table-cell table:style-name="ce7" office:value-type="string" calcext:value-type="string">
            <text:p><text:span text:style-name="T4">显示格式附加信息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暂时未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qc" table:style-name="ta16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qc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视图查询条件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fv_id</text:p>
          </table:table-cell>
          <table:table-cell table:style-name="ce7" office:value-type="string" calcext:value-type="string">
            <text:p><text:span text:style-name="T4">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<text:span text:style-name="T4">引用</text:span><text:span text:style-name="T5">t_fv</text:span><text:span text:style-name="T6">的</text:span><text:span text:style-name="T5">id</text:span><text:span text:style-name="T6">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aption</text:p>
          </table:table-cell>
          <table:table-cell table:style-name="ce7" office:value-type="string" calcext:value-type="string">
            <text:p>标题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show_order</text:p>
          </table:table-cell>
          <table:table-cell table:style-name="ce7" office:value-type="string" calcext:value-type="string">
            <text:p>显示次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7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qc_type</text:p>
          </table:table-cell>
          <table:table-cell table:style-name="ce7" office:value-type="string" calcext:value-type="string">
            <text:p>类型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17" office:value-type="string" calcext:value-type="string" table:number-columns-spanned="4" table:number-rows-spanned="1">
            <text:p>1<text:span text:style-name="T4">：用户录入</text:span></text:p>
            <text:p><text:span text:style-name="T9">2</text:span><text:span text:style-name="T6">：关联参数</text:span><text:span text:style-name="T5"> - </text:span><text:span text:style-name="T6">用于主从视图直接传递参数</text:span></text:p>
            <text:p><text:span text:style-name="T9">3</text:span><text:span text:style-name="T6">：后台</text:span><text:span text:style-name="T5">PHP</text:span><text:span text:style-name="T6">赋值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value_from_fv_id</text:p>
          </table:table-cell>
          <table:table-cell table:style-name="ce7" office:value-type="string" calcext:value-type="string">
            <text:p><text:span text:style-name="T4">取值视图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qc_type == 2<text:span text:style-name="T4">的时候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value_from_col_name</text:p>
          </table:table-cell>
          <table:table-cell table:style-name="ce7" office:value-type="string" calcext:value-type="string">
            <text:p>取值字段名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qc_type == 2<text:span text:style-name="T4">的时候使用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7" office:value-type="string" calcext:value-type="string">
            <text:p>xtype</text:p>
          </table:table-cell>
          <table:table-cell table:style-name="ce7" office:value-type="string" calcext:value-type="string">
            <text:p><text:span text:style-name="T4">查询控件</text:span><text:span text:style-name="T5">xtype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30" office:value-type="string" calcext:value-type="string" table:number-columns-spanned="4" table:number-rows-spanned="1">
            <text:p><text:span text:style-name="T10">当qc</text:span><text:span text:style-name="T11">_type == 1</text:span><text:span text:style-name="T12">的时候，使用本 1的时候，使用本字段</text:span></text:p>
          </table:table-cell>
          <table:covered-table-cell table:number-columns-repeated="3" table:style-name="ce31"/>
          <table:table-cell table:number-columns-repeated="1013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7" office:value-type="string" calcext:value-type="string">
            <text:p>qc_php_class_name</text:p>
          </table:table-cell>
          <table:table-cell table:style-name="ce7" office:value-type="string" calcext:value-type="string">
            <text:p><text:span text:style-name="T4">取值的后台</text:span><text:span text:style-name="T5">PHP</text:span><text:span text:style-name="T6">类名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17" office:value-type="string" calcext:value-type="string" table:number-columns-spanned="4" table:number-rows-spanned="1">
            <text:p><text:span text:style-name="T4">当</text:span><text:span text:style-name="T5">qc_type == 3</text:span><text:span text:style-name="T6">的时候，使用本字段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8">
          <table:table-cell/>
          <table:table-cell table:style-name="ce4" office:value-type="float" office:value="10" calcext:value-type="float">
            <text:p>10</text:p>
          </table:table-cell>
          <table:table-cell table:style-name="ce7" office:value-type="string" calcext:value-type="string">
            <text:p>op</text:p>
          </table:table-cell>
          <table:table-cell table:style-name="ce7" office:value-type="string" calcext:value-type="string">
            <text:p>逻辑关系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17" office:value-type="string" calcext:value-type="string" table:number-columns-spanned="4" table:number-rows-spanned="1">
            <text:p>1<text:span text:style-name="T4">：</text:span><text:span text:style-name="T5">and</text:span></text:p>
            <text:p><text:span text:style-name="T9">2</text:span><text:span text:style-name="T6">：</text:span><text:span text:style-name="T5"> or</text:span></text:p>
            <text:p/>
            <text:p><text:span text:style-name="T4">默认值：1</text:span></text:p>
          </table:table-cell>
          <table:covered-table-cell table:number-columns-repeated="3" table:style-name="ce7"/>
          <table:table-cell table:number-columns-repeated="1013"/>
        </table:table-row>
        <table:table-row table:style-name="ro29">
          <table:table-cell/>
          <table:table-cell table:style-name="ce4" office:value-type="float" office:value="11" calcext:value-type="float">
            <text:p>11</text:p>
          </table:table-cell>
          <table:table-cell table:style-name="ce7" office:value-type="string" calcext:value-type="string">
            <text:p>op_group</text:p>
          </table:table-cell>
          <table:table-cell table:style-name="ce7" office:value-type="string" calcext:value-type="string">
            <text:p>逻辑分组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3" office:value-type="string" calcext:value-type="string" table:number-columns-spanned="4" table:number-rows-spanned="1">
            <text:p><text:span text:style-name="T4">给同级的各个查询条件分组，起到括号的作用。</text:span></text:p>
            <text:p/>
            <text:p><text:span text:style-name="T9">op_group</text:span><text:span text:style-name="T6">的为同一个值的查询条件，是同一组的查询条件。</text:span></text:p>
            <text:p/>
            <text:p><text:span text:style-name="T4">默认值：</text:span><text:span text:style-name="T5">1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3" office:value-type="string" calcext:value-type="string" table:number-columns-spanned="4" table:number-rows-spanned="1">
            <text:p><text:span text:style-name="T4">通过</text:span><text:span text:style-name="T5">parent_id</text:span><text:span text:style-name="T6">构成整个查询条件树</text:span></text:p>
          </table:table-cell>
          <table:covered-table-cell table:number-columns-repeated="2" table:style-name="ce25"/>
          <table:covered-table-cell table:style-name="ce26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fv_md" table:style-name="ta17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17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fv_m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27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表单视图元数据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id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parent_id</text:p>
          </table:table-cell>
          <table:table-cell table:style-name="ce7" office:value-type="string" calcext:value-type="string">
            <text:p><text:span text:style-name="T4">上级</text:span><text:span text:style-name="T5">id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prop_name</text:p>
          </table:table-cell>
          <table:table-cell table:style-name="ce14" office:value-type="string" calcext:value-type="string">
            <text:p>属性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prop_value</text:p>
          </table:table-cell>
          <table:table-cell table:style-name="ce14" office:value-type="string" calcext:value-type="string">
            <text:p>属性值</text:p>
          </table:table-cell>
          <table:table-cell table:style-name="ce7" office:value-type="string" calcext:value-type="string">
            <text:p>varchar(1000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21" table:number-columns-spanned="4" table:number-rows-spanned="1"/>
          <table:covered-table-cell table:number-columns-repeated="3" table:style-name="ce21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how_order</text:p>
          </table:table-cell>
          <table:table-cell table:style-name="ce14" office:value-type="string" calcext:value-type="string">
            <text:p>排序字段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D</text:p>
          </table:table-cell>
          <table:table-cell table:style-name="ce21" office:value-type="string" calcext:value-type="string" table:number-columns-spanned="4" table:number-rows-spanned="1">
            <text:p><text:span text:style-name="T4">默认值</text:span><text:span text:style-name="T5">0</text:span></text:p>
          </table:table-cell>
          <table:covered-table-cell table:number-columns-repeated="2" table:style-name="ce16"/>
          <table:covered-table-cell table:style-name="ce2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28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olution" table:style-name="ta18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olution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13" office:value-type="string" calcext:value-type="string" table:number-columns-spanned="8" table:number-rows-spanned="1">
            <text:p>解决方案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editor_xtype" table:style-name="ta19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ct_editor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码表字段编辑控件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form_editor_xtype" table:style-name="ta20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form_editor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表单字段编辑控件类型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fv_xtype" table:style-name="ta2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fv_x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视图</text:span><text:span text:style-name="T5">xtype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主键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显示排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mainmenu_nav" table:style-name="ta2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mainmenu_nav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</text:span><text:span text:style-name="T7">主菜单导航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主键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显示排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help_nav" table:style-name="ta21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名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help_nav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表说明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实施指南</text:span><text:span text:style-name="T7">导航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列名</text:p>
          </table:table-cell>
          <table:table-cell table:style-name="ce3" office:value-type="string" calcext:value-type="string">
            <text:p>列中文名</text:p>
          </table:table-cell>
          <table:table-cell table:style-name="ce3" office:value-type="string" calcext:value-type="string">
            <text:p>数据类型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备注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主键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编码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名称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拼音字头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30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备注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office:value-type="string" calcext:value-type="string" table:number-columns-spanned="4" table:number-rows-spanned="1">
            <text:p>本字段记录业务日志，</text:p>
            <text:p/>
            <text:p>例如：访问实施指南页面：XXXX</text:p>
          </table:table-cell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显示排序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gender" table:style-name="ta22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gender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性别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org_type" table:style-name="ta23">
        <office:forms form:automatic-focus="false" form:apply-design-mode="false"/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org_type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组织机构性质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sln0000_user_enabled" table:style-name="ta23">
        <office:forms form:automatic-focus="false" form:apply-design-mode="false"/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sln0000_user_enabled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– </text:span><text:span text:style-name="T7">用户能否登录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_sysdict_record_status" table:style-name="ta24">
        <table:table-column table:style-name="co5" table:default-cell-style-name="ce1"/>
        <table:table-column table:style-name="co2" table:default-cell-style-name="ce5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5"/>
        <table:table-column table:style-name="co10" table:default-cell-style-name="ce5"/>
        <table:table-column table:style-name="co11" table:default-cell-style-name="ce1"/>
        <table:table-column table:style-name="co12" table:default-cell-style-name="ce1"/>
        <table:table-column table:style-name="co11" table:default-cell-style-name="ce1"/>
        <table:table-column table:style-name="co13" table:default-cell-style-name="ce1"/>
        <table:table-column table:style-name="co1" table:number-columns-repeated="1013" table:default-cell-style-name="ce1"/>
        <table:table-row table:style-name="ro2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名</text:span></text:p>
          </table:table-cell>
          <table:covered-table-cell table:style-name="ce3"/>
          <table:table-cell table:style-name="ce4" office:value-type="string" calcext:value-type="string" table:number-columns-spanned="8" table:number-rows-spanned="1">
            <text:p>t_sysdict_ct_record_status</text:p>
          </table:table-cell>
          <table:covered-table-cell table:number-columns-repeated="6" table:style-name="ce15"/>
          <table:covered-table-cell table:style-name="ce19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 table:number-columns-spanned="2" table:number-rows-spanned="1">
            <text:p><text:span text:style-name="T8">表说明</text:span></text:p>
          </table:table-cell>
          <table:covered-table-cell table:style-name="ce10"/>
          <table:table-cell table:style-name="ce21" office:value-type="string" calcext:value-type="string" table:number-columns-spanned="8" table:number-rows-spanned="1">
            <text:p><text:span text:style-name="T4">系统数据字典</text:span><text:span text:style-name="T5"> - </text:span><text:span text:style-name="T6">记录状态</text:span></text:p>
          </table:table-cell>
          <table:covered-table-cell table:number-columns-repeated="6" table:style-name="ce16"/>
          <table:covered-table-cell table:style-name="ce20"/>
          <table:table-cell table:number-columns-repeated="1013"/>
        </table:table-row>
        <table:table-row table:style-name="ro2">
          <table:table-cell/>
          <table:table-cell table:style-name="ce3" office:value-type="string" calcext:value-type="string">
            <text:p>序号</text:p>
          </table:table-cell>
          <table:table-cell table:style-name="ce3" office:value-type="string" calcext:value-type="string">
            <text:p><text:span text:style-name="T8">列名</text:span></text:p>
          </table:table-cell>
          <table:table-cell table:style-name="ce3" office:value-type="string" calcext:value-type="string">
            <text:p><text:span text:style-name="T8">列中文名</text:span></text:p>
          </table:table-cell>
          <table:table-cell table:style-name="ce3" office:value-type="string" calcext:value-type="string">
            <text:p><text:span text:style-name="T8">数据类型</text:span></text:p>
          </table:table-cell>
          <table:table-cell table:style-name="ce3" office:value-type="string" calcext:value-type="string">
            <text:p>KEY</text:p>
          </table:table-cell>
          <table:table-cell table:style-name="ce3" office:value-type="string" calcext:value-type="string">
            <text:p>NULL</text:p>
          </table:table-cell>
          <table:table-cell table:style-name="ce3" office:value-type="string" calcext:value-type="string" table:number-columns-spanned="4" table:number-rows-spanned="1">
            <text:p><text:span text:style-name="T8">备注</text:span></text:p>
          </table:table-cell>
          <table:covered-table-cell table:number-columns-repeated="2" table:style-name="ce18"/>
          <table:covered-table-cell table:style-name="ce10"/>
          <table:table-cell table:number-columns-repeated="1013"/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<text:span text:style-name="T4">主键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 office:value-type="string" calcext:value-type="string">
            <text:p>○</text:p>
          </table:table-cell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2" calcext:value-type="float">
            <text:p>2</text:p>
          </table:table-cell>
          <table:table-cell table:style-name="ce7" office:value-type="string" calcext:value-type="string">
            <text:p>code</text:p>
          </table:table-cell>
          <table:table-cell table:style-name="ce7" office:value-type="string" calcext:value-type="string">
            <text:p><text:span text:style-name="T4">编码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code_int</text:p>
          </table:table-cell>
          <table:table-cell table:style-name="ce7" office:value-type="string" calcext:value-type="string">
            <text:p><text:span text:style-name="T4">编码</text:span><text:span text:style-name="T5">-int</text:span><text:span text:style-name="T6">类型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4" calcext:value-type="float">
            <text:p>4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<text:span text:style-name="T4">名称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py</text:p>
          </table:table-cell>
          <table:table-cell table:style-name="ce7" office:value-type="string" calcext:value-type="string">
            <text:p><text:span text:style-name="T4">拼音字头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7" office:value-type="string" calcext:value-type="string">
            <text:p>memo</text:p>
          </table:table-cell>
          <table:table-cell table:style-name="ce7" office:value-type="string" calcext:value-type="string">
            <text:p><text:span text:style-name="T4">备注</text:span></text:p>
          </table:table-cell>
          <table:table-cell table:style-name="ce7" office:value-type="string" calcext:value-type="string">
            <text:p>varchar(255)</text:p>
          </table:table-cell>
          <table:table-cell table:style-name="ce4"/>
          <table:table-cell table:style-name="ce4" office:value-type="string" calcext:value-type="string">
            <text:p>N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7" office:value-type="string" calcext:value-type="string">
            <text:p>show_order</text:p>
          </table:table-cell>
          <table:table-cell table:style-name="ce9" office:value-type="string" calcext:value-type="string">
            <text:p><text:span text:style-name="T4">显示排序</text:span></text:p>
          </table:table-cell>
          <table:table-cell table:style-name="ce7" office:value-type="string" calcext:value-type="string">
            <text:p>int</text:p>
          </table:table-cell>
          <table:table-cell table:style-name="ce4"/>
          <table:table-cell table:style-name="ce4" office:value-type="string" calcext:value-type="string">
            <text:p>Y</text:p>
          </table:table-cell>
          <table:table-cell table:style-name="ce7" table:number-columns-spanned="4" table:number-rows-spanned="1"/>
          <table:covered-table-cell table:number-columns-repeated="3" table:style-name="ce7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9" table:number-rows-spanned="1">
            <text:p>【NULL】Y：NULL, N : NOT NULL , ND : NOT NULL WITH DEFAULT</text:p>
          </table:table-cell>
          <table:covered-table-cell table:number-columns-repeated="2"/>
          <table:covered-table-cell table:number-columns-repeated="2" table:style-name="ce1"/>
          <table:covered-table-cell table:number-columns-repeated="4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table:style-name="ce12" office:value-type="string" calcext:value-type="string">
            <text:p><text:a xlink:href="#一览表.A1" xlink:type="simple">返回首页</text:a></text:p>
          </table:table-cell>
          <table:table-cell table:number-columns-repeated="1021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urier New" svg:font-family="'Courier New'" style:font-family-generic="moder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宋体" svg:font-family="宋体" style:font-family-generic="modern"/>
    <style:font-face style:name="宋体1" svg:font-family="宋体" style:font-family-generic="swiss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￥</number:text>
      <number:number number:decimal-places="0" number:min-decimal-places="0" number:min-integer-digits="1" number:grouping="true"/>
    </number:number-style>
    <number:number-style style:name="N117">
      <number:text>￥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0" number:min-decimal-places="0" number:min-integer-digits="1" number:grouping="true"/>
    </number:number-style>
    <number:number-style style:name="N118">
      <style:text-properties fo:color="#ff0000"/>
      <number:text>￥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20P0" style:volatile="true">
      <number:text>￥</number:text>
      <number:number number:decimal-places="2" number:min-decimal-places="2" number:min-integer-digits="1" number:grouping="true"/>
    </number:number-style>
    <number:number-style style:name="N120">
      <number:text>￥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text>￥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￥-</number:text>
      <number:number number:decimal-places="2" number:min-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-</number:text>
      <number:month/>
      <number:text>-</number:text>
      <number:day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day/>
      <number:text>-</number:text>
      <number:month number:textual="true"/>
    </number:date-style>
    <number:date-style style:name="N125">
      <number:month number:textual="true"/>
      <number:text>-</number:text>
      <number:year/>
    </number:date-style>
    <number:time-style style:name="N126">
      <number:hours/>
      <number:text>:</number:text>
      <number:minutes number:style="long"/>
      <number:text> </number:text>
      <number:am-pm/>
    </number:time-style>
    <number:time-style style:name="N127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8">
      <number:hours/>
      <number:text>:</number:text>
      <number:minutes number:style="long"/>
    </number:time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3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date-style style:name="N137">
      <number:month/>
      <number:text>-</number:text>
      <number:day/>
      <number:text>-</number:text>
      <number:year/>
    </number:date-style>
    <number:time-style style:name="N138">
      <number:hours/>
      <number:text>时</number:text>
      <number:minutes number:style="long"/>
      <number:text>分</number:text>
    </number:time-style>
    <number:time-style style:name="N139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40">
      <number:am-pm/>
      <number:hours/>
      <number:text>时</number:text>
      <number:minutes number:style="long"/>
      <number:text>分</number:text>
    </number:time-style>
    <number:time-style style:name="N141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42P0" style:volatile="true">
      <number:number number:decimal-places="0" number:min-decimal-places="0" number:min-integer-digits="1" number:grouping="true"/>
    </number:number-style>
    <number:number-style style:name="N142">
      <number:text>-</number:text>
      <number:number number:decimal-places="0" number:min-decimal-places="0" number:min-integer-digits="1" number:grouping="true"/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</number:number-style>
    <number:number-style style:name="N144">
      <number:text>-</number:text>
      <number:number number:decimal-places="2" number:min-decimal-places="2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number:min-decimal-places="2" number:min-integer-digits="1" number:grouping="true"/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5P0"/>
    </number:number-style>
    <number:number-style style:name="N14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9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49P2" style:volatile="true">
      <number:text> </number:text>
      <number:fill-character> </number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3P1" style:volatile="true">
      <number:text> ￥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53P2" style:volatile="true">
      <number:text> ￥</number:text>
      <number:fill-character> </number:fill-character>
      <number:text>-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5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text> 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￥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61P2" style:volatile="true">
      <number:text> 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minutes number:style="long"/>
      <number:text>:</number:text>
      <number:seconds number:style="long"/>
    </number:time-style>
    <number:time-style style:name="N16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4">
      <number:minutes number:style="long"/>
      <number:text>:</number:text>
      <number:seconds number:style="long" number:decimal-places="1"/>
    </number:time-style>
    <number:number-style style:name="N16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middle"/>
      <style:text-properties fo:color="#000000" style:font-name="宋体1" fo:font-family="宋体" style:font-family-generic="swiss" fo:font-size="11pt" style:font-name-asian="宋体1" style:font-family-asian="宋体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宋体" fo:font-family="宋体" style:font-family-generic="modern" fo:font-size="11pt" fo:font-style="normal" fo:text-shadow="none" style:text-underline-style="solid" style:text-underline-width="auto" style:text-underline-color="font-color" fo:font-weight="normal" style:font-name-asian="宋体" style:font-family-asian="宋体" style:font-family-generic-asian="modern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00/00/00</text:date>, <text:time style:data-style-name="N2" text:time-value="14:02:03.735000000">00:00:00</text:time></text:p>
        </style:region-right>
      </style:header>
      <style:header-left style:display="false"/>
      <style:header-first style:display="false"/>
      <style:footer style:display="false">
        <text:p>页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_5f_dict_5f_table_5f_category" style:display-name="PageStyle_t_dict_table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一览表" style:display-name="PageStyle_一览表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md" style:display-name="PageStyle_t_code_table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dict_5f_table_5f_md" style:display-name="PageStyle_t_dict_table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buttons" style:display-name="PageStyle_t_code_table_butt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category" style:display-name="PageStyle_t_form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category" style:display-name="PageStyle_t_code_table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" style:display-name="PageStyle_t_form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detail" style:display-name="PageStyle_t_form_detail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cols" style:display-name="PageStyle_t_form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code_5f_table_5f_cols_5f_md" style:display-name="PageStyle_t_code_table_cols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category" style:display-name="PageStyle_t_fv_category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qc" style:display-name="PageStyle_t_fv_q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olution" style:display-name="PageStyle_t_solution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orm_5f_detail_5f_cols" style:display-name="PageStyle_t_form_detail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md" style:display-name="PageStyle_t_fv_m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" style:display-name="PageStyle_t_fv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fv_5f_cols" style:display-name="PageStyle_t_fv_col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fv_5f_xtype" style:display-name="PageStyle_t_sysdict_fv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form_5f_editor_5f_xtype" style:display-name="PageStyle_t_sysdict_form_editor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editor_5f_xtype" style:display-name="PageStyle_t_sysdict_editor_x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sln0000_5f_org_5f_type" style:display-name="PageStyle_t_sysdict_sln0000_org_typ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record_5f_status" style:display-name="PageStyle_t_sysdict_record_statu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t_5f_sysdict_5f_sln0000_5f_gender" style:display-name="PageStyle_t_sysdict_sln0000_gend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李静波</meta:initial-creator>
    <meta:print-date>2013-11-11T01:55:14</meta:print-date>
    <meta:creation-date>2013-11-11T01:13:07</meta:creation-date>
    <dc:date>2022-02-25T14:06:24.217000000</dc:date>
    <meta:generator>LibreOffice/7.2.4.1$Windows_X86_64 LibreOffice_project/27d75539669ac387bb498e35313b970b7fe9c4f9</meta:generator>
    <meta:editing-duration>PT24M45S</meta:editing-duration>
    <meta:editing-cycles>26</meta:editing-cycles>
    <meta:document-statistic meta:table-count="27" meta:cell-count="1730" meta:object-count="0"/>
    <meta:user-defined meta:name="AppVersion">12.0000</meta:user-defined>
    <meta:user-defined meta:name="Company">Microsoft</meta:user-defined>
  </office:meta>
</office:document-meta>
</file>